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Heading_20_2"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roofYw7-A-0.9.0.oxt&#13;&#13;07.03.2020 11:38:0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10.0.oxt&#13;&#13;06.05.2020 12:52: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13248378891993968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10957846010143849" text:style-name="L2">
        <text:list-item>
          <text:p text:style-name="P43">Version 2.1.2 :</text:p>
        </text:list-item>
      </text:list>
      <text:list xml:id="list7706408363039138402" text:style-name="L3">
        <text:list-item>
          <text:list>
            <text:list-item>
              <text:p text:style-name="P44">Localized help : resolved non-functional hyperlink due to API incompatibility introduced by Apache OpenOffice 4.1 (and LibreOffice 4.0).</text:p>
            </text:list-item>
          </text:list>
        </text:list-item>
      </text:list>
      <text:list xml:id="list32723649" text:continue-list="list7310957846010143849" text:style-name="L2">
        <text:list-item>
          <text:p text:style-name="P43">Version 2.1.1 :</text:p>
        </text:list-item>
      </text:list>
      <text:list xml:id="list654948125735979383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2735941" text:continue-list="list32723649" text:style-name="L2">
        <text:list-item>
          <text:p text:style-name="P43">Version 2.1.0 :</text:p>
        </text:list-item>
      </text:list>
      <text:list xml:id="list1460313304835143184"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2746753" text:continue-list="list32735941" text:style-name="L2">
        <text:list-item>
          <text:p text:style-name="P43">Version 2.0.0 :</text:p>
        </text:list-item>
      </text:list>
      <text:list xml:id="list2416991683648397475"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2740583" text:continue-list="list32746753" text:style-name="L2">
        <text:list-item>
          <text:p text:style-name="P43">Version 1.5.3 :</text:p>
        </text:list-item>
      </text:list>
      <text:list xml:id="list374226373446034556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048548571219807133"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9859953788328692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62470512213136409"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750846890505271718"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28628819633104318"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0829988338697034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4004457442389665358"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839565479885053793"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774668359039871425"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96057065226612919" text:style-name="L17">
        <text:list-item>
          <text:p text:style-name="P58">Arg1 : <text:span text:style-name="InstructionMacro">String</text:span> : mandatory, type of control used for the button</text:p>
        </text:list-item>
      </text:list>
      <text:list xml:id="list5414749199094702441"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97952328633085481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39791043133630761"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05278324931871792"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905717276948687780"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591454604459056797"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83358570493396025"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08773673178713785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06957140828392133"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21054755460240072"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288772132526200794"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612139571228055005"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488306478288506761"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619641816997460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3227330297739278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04665101507212699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676630243945600971"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Write back proofread scenes to an yWriter 6/7 project fil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Korrekturgelesene Szenen in eine yWriter 6/7-Projektdatei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562737664985209845"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8449045721031206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97775363012442382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31060679069560291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274578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6767913975874023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25100187018286278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20626236677226710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4</dc:date>
     <text:p>internal</text:p>
     <text:p>Page2</text:p>
     <text:p/>
    </office:annotation>Paragraph styles</text:p>
      <text:p text:style-name="P28"><office:annotation>
     <dc:creator>BM</dc:creator>
     <dc:date>2008-03-13T00:00:00.24</dc:date>
     <text:p>internal</text:p>
     <text:p>Page7</text:p>
     <text:p/>
    </office:annotation>Hyperlinks</text:p>
      <text:p text:style-name="hlp_5f_paragraph"><text:span text:style-name="T14"><office:annotation>
      <dc:creator>BM</dc:creator>
      <dc:date>2008-03-13T00:00:00.24</dc:date>
      <text:p>internal</text:p>
      <text:p>Page3</text:p>
      <text:p/>
     </office:annotation></text:span><text:span text:style-name="T14">Text formatting</text:span></text:p>
      <text:p text:style-name="P28"><office:annotation>
     <dc:creator>BM</dc:creator>
     <dc:date>2008-03-26T00:00:00.2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5</dc:date>
     <text:p>external</text:p>
     <text:p>text/swriter/main0210.xhp</text:p>
     <text:p/>
    </office:annotation><text:span text:style-name="T14">Preview topic</text:span> </text:p>
      <text:p text:style-name="hlp_5f_paragraph">This hyperlink displays <text:s/><office:annotation>
     <dc:creator>BM</dc:creator>
     <dc:date>2008-03-15T00:00:00.2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2754202" text:continue-list="list888449045721031206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2722066" text:continue-list="list3274578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2726616" text:continue-list="list327542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8" meta:word-count="13223" meta:character-count="819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10.0") ' fill with your values
  setExtensionDescription("en, de")
  setDisplayName("en", "ProofYw7 - Write back proofed scenes to yWriter 6/7 project.")
  setDisplayName("de", "ProofYw7 - Korrigierte Szenen in ein yWriter 6/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6/7", "en")
		        setTitle("Korrigierte Szenen nach yW6/7 zurückschreiben", "de")
            endTitles
            setURL("Basic", "ProofYw7", "Module1", "main")
			setImage("icons/yWriter")
		endCommand
		
	endMenuItems
  endMenu

endAddonMenu

beginOfficeToolbar

    beginTbTitles("Writer")
      setTitle("ProofYw7")
    endTbTitles

		beginButton()
            beginTitles("Writer")
 	   			setTitle("Write back proofed scenes to yW6/7", "en")
		    	setTitle("Korrigierte Szenen nach yW6/7 zurückschreiben", "de")
            endTitles
            setURL("Basic", "ProofYw7", "Module1",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